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c9e3" officeooo:paragraph-rsid="0007c9e3"/>
    </style:style>
    <style:style style:name="P2" style:family="paragraph" style:parent-style-name="Standard">
      <style:paragraph-properties fo:text-align="start" style:justify-single-word="false"/>
      <style:text-properties officeooo:rsid="0007c9e3" officeooo:paragraph-rsid="0007c9e3"/>
    </style:style>
    <style:style style:name="P3" style:family="paragraph" style:parent-style-name="Standard">
      <style:paragraph-properties fo:text-align="start" style:justify-single-word="false"/>
      <style:text-properties officeooo:rsid="00085a64" officeooo:paragraph-rsid="00085a64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officeooo:rsid="00085a64"/>
    </style:style>
    <style:style style:name="gr1" style:family="graphic">
      <style:graphic-properties svg:stroke-width="0.049cm" svg:stroke-color="#000000" draw:marker-start-width="0.425cm" draw:marker-end-width="0.425cm" draw:textarea-horizontal-align="center" draw:textarea-vertical-align="middle" fo:padding-top="0.023cm" fo:padding-bottom="0.023cm" fo:padding-left="0.023cm" fo:padding-right="0.023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svg:stroke-color="#000000" draw:marker-start-width="0.427cm" draw:marker-end-width="0.427cm" draw:fill-color="#000000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мостоятельная работа №1 онсовы алгебры логики</text:p>
      <text:p text:style-name="P1"/>
      <text:p text:style-name="P2"><draw:line text:anchor-type="paragraph" draw:z-index="0" draw:name="Horizontal line 1" draw:style-name="gr2" draw:text-style-name="P5" svg:x1="3.824cm" svg:y1="0.457cm" svg:x2="4.196cm" svg:y2="0.457cm"><text:p/></draw:line>1. A = 0, B = 1</text:p>
      <text:p text:style-name="P2">C = (A + B) * A + B * A</text:p>
      <text:p text:style-name="P2">Найти C</text:p>
      <text:p text:style-name="P2"><draw:line text:anchor-type="paragraph" draw:z-index="1" draw:name="Horizontal line 2" draw:style-name="gr1" draw:text-style-name="P4" svg:x1="2.761cm" svg:y1="0.413cm" svg:x2="3.136cm" svg:y2="0.413cm"><text:p/></draw:line><draw:line text:anchor-type="paragraph" draw:z-index="2" draw:name="Horizontal line 3" draw:style-name="gr1" draw:text-style-name="P4" svg:x1="6.797cm" svg:y1="0.39cm" svg:x2="7.172cm" svg:y2="0.39cm"><text:p/></draw:line></text:p>
      <text:p text:style-name="P2">2. D = (С + A + B) * (C * B + A) + B + C</text:p>
      <text:p text:style-name="P3">Найти D</text:p>
      <text:p text:style-name="P3"/>
      <text:p text:style-name="P2">3. E = Я сегодня позавтракал или (<text:span text:style-name="T1">Сегодня ночью я гулял и сегодная ночью я не гулял) или я в КЛШ.</text:span></text:p>
      <text:p text:style-name="P3">Преобразовать запись E в сивольный вид</text:p>
      <text:p text:style-name="P3"><draw:line text:anchor-type="paragraph" draw:z-index="3" draw:name="Horizontal line 4" draw:style-name="gr1" draw:text-style-name="P4" svg:x1="4.7cm" svg:y1="0.48cm" svg:x2="5.075cm" svg:y2="0.48cm"><text:p/></draw:line></text:p>
      <text:p text:style-name="P3">4. F = E * A + (1 + 0 + 1) * B + 1</text:p>
      <text:p text:style-name="P3">Найти F</text:p>
      <text:p text:style-name="P3"/>
      <text:p text:style-name="P3">5. Найти X, Y при которых выражение X * Y + Y = 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0:27:34.241095565</meta:creation-date>
    <dc:date>2024-07-28T10:48:15.004041240</dc:date>
    <meta:editing-duration>PT10M23S</meta:editing-duration>
    <meta:editing-cycles>1</meta:editing-cycles>
    <meta:document-statistic meta:table-count="0" meta:image-count="0" meta:object-count="0" meta:page-count="1" meta:paragraph-count="11" meta:word-count="105" meta:character-count="364" meta:non-whitespace-character-count="270"/>
    <meta:generator>LibreOffice/24.2.4.2$Linux_X86_64 LibreOffice_project/420$Build-2</meta:generator>
  </office:meta>
</office:document-meta>
</file>